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8" style:family="table-column">
      <style:table-column-properties fo:break-before="auto" style:column-width="2.228cm"/>
    </style:style>
    <style:style style:name="co19" style:family="table-column">
      <style:table-column-properties fo:break-before="auto" style:column-width="1.468cm"/>
    </style:style>
    <style:style style:name="co20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201cm"/>
    </style:style>
    <style:style style:name="co10" style:family="table-column">
      <style:table-column-properties fo:break-before="auto" style:column-width="2.461cm"/>
    </style:style>
    <style:style style:name="co22" style:family="table-column">
      <style:table-column-properties fo:break-before="auto" style:column-width="2.725cm"/>
    </style:style>
    <style:style style:name="co24" style:family="table-column">
      <style:table-column-properties fo:break-before="auto" style:column-width="3.149cm"/>
    </style:style>
    <style:style style:name="co36" style:family="table-column">
      <style:table-column-properties fo:break-before="auto" style:column-width="2.805cm"/>
    </style:style>
    <style:style style:name="co21" style:family="table-column">
      <style:table-column-properties fo:break-before="auto" style:column-width="2.267cm"/>
    </style:style>
    <style:style style:name="co43" style:family="table-column">
      <style:table-column-properties fo:break-before="auto" style:column-width="3.724cm"/>
    </style:style>
    <style:style style:name="co44" style:family="table-column">
      <style:table-column-properties fo:break-before="auto" style:column-width="2.663cm"/>
    </style:style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35" style:family="table-column">
      <style:table-column-properties fo:break-before="auto" style:column-width="2.401cm"/>
    </style:style>
    <style:style style:name="co37" style:family="table-column">
      <style:table-column-properties fo:break-before="auto" style:column-width="2.99cm"/>
    </style:style>
    <style:style style:name="co38" style:family="table-column">
      <style:table-column-properties fo:break-before="auto" style:column-width="3.175cm"/>
    </style:style>
    <style:style style:name="co39" style:family="table-column">
      <style:table-column-properties fo:break-before="auto" style:column-width="3.281cm"/>
    </style:style>
    <style:style style:name="co40" style:family="table-column">
      <style:table-column-properties fo:break-before="auto" style:column-width="2.884cm"/>
    </style:style>
    <style:style style:name="co41" style:family="table-column">
      <style:table-column-properties fo:break-before="auto" style:column-width="3.092cm"/>
    </style:style>
    <style:style style:name="co42" style:family="table-column">
      <style:table-column-properties fo:break-before="auto" style:column-width="2.371cm"/>
    </style:style>
    <style:style style:name="co45" style:family="table-column">
      <style:table-column-properties fo:break-before="auto" style:column-width="3.44cm"/>
    </style:style>
    <style:style style:name="co46" style:family="table-column">
      <style:table-column-properties fo:break-before="auto" style:column-width="2.903cm"/>
    </style:style>
    <style:style style:name="co47" style:family="table-column">
      <style:table-column-properties fo:break-before="auto" style:column-width="2.533cm"/>
    </style:style>
    <style:style style:name="co48" style:family="table-column">
      <style:table-column-properties fo:break-before="auto" style:column-width="2.778cm"/>
    </style:style>
    <style:style style:name="co49" style:family="table-column">
      <style:table-column-properties fo:break-before="auto" style:column-width="2.434cm"/>
    </style:style>
    <style:style style:name="co50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64cm" fo:break-before="auto" style:use-optimal-row-height="false"/>
    </style:style>
    <style:style style:name="ro11" style:family="table-row">
      <style:table-row-properties style:row-height="0.423cm" fo:break-before="auto" style:use-optimal-row-height="false"/>
    </style:style>
    <style:style style:name="ta4" style:family="table" style:master-page-name="PageStyle_5f_Ben_27_s_20_Team">
      <style:table-properties table:display="true" style:writing-mode="lr-tb"/>
    </style:style>
    <style:style style:name="ta5" style:family="table" style:master-page-name="PageStyle_5f_Matt_27_s_20_Team">
      <style:table-properties table:display="true" style:writing-mode="lr-tb"/>
    </style:style>
    <style:style style:name="ta8" style:family="table" style:master-page-name="PageStyle_5f_Nick_27_s_20_Team">
      <style:table-properties table:display="true" style:writing-mode="lr-tb"/>
    </style:style>
    <style:style style:name="ta14" style:family="table" style:master-page-name="Default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12" style:family="table" style:master-page-name="PageStyle_5f_Andrew_27_s_20_Team">
      <style:table-properties table:display="true" style:writing-mode="lr-tb"/>
    </style:style>
    <style:style style:name="ta13" style:family="table" style:master-page-name="PageStyle_5f_Tyler_27_s_20_Team">
      <style:table-properties table:display="true" style:writing-mode="lr-tb"/>
    </style:style>
    <style:style style:name="ta15" style:family="table" style:master-page-name="PageStyle_5f_Evan_27_s_20_Team">
      <style:table-properties table:display="true" style:writing-mode="lr-tb"/>
    </style:style>
    <style:style style:name="ta16" style:family="table" style:master-page-name="PageStyle_5f_Graham_27_s_20_Team">
      <style:table-properties table:display="true" style:writing-mode="lr-tb"/>
    </style:style>
    <style:style style:name="ta17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4" table:print="false">
        <office:forms form:automatic-focus="false" form:apply-design-mode="false"/>
        <table:table-column table:style-name="co16" table:default-cell-style-name="Default"/>
        <table:table-column table:style-name="co2" table:default-cell-style-name="ce1"/>
        <table:table-column table:style-name="co17" table:default-cell-style-name="ce1"/>
        <table:table-column table:style-name="co13" table:default-cell-style-name="ce27"/>
        <table:table-column table:style-name="co18" table:default-cell-style-name="ce27"/>
        <table:table-column table:style-name="co19" table:default-cell-style-name="Default"/>
        <table:table-column table:style-name="co2" table:number-columns-repeated="2" table:default-cell-style-name="ce1"/>
        <table:table-column table:style-name="co20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7" office:value-type="float" office:value="7538000">
            <text:p>7,538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7" office:value-type="float" office:value="8250000">
            <text:p>8,2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7" office:value-type="float" office:value="2800000">
            <text:p>2,8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1400000">
            <text:p>14000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4" office:value-type="string">
            <text:p>C Hellebuyck</text:p>
          </table:table-cell>
          <table:table-cell table:style-name="ce27"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7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181">
            <text:p>11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Anisimov</text:p>
          </table:table-cell>
          <table:table-cell table:style-name="Default" office:value-type="float" office:value="4550000">
            <text:p>455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70670000">
            <text:p>70,67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1400000">
            <text:p>14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4" office:value-type="string">
            <text:p>C Hellebuyck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6773000">
            <text:p>126,77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6">
            <text:p>1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22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4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7" office:value-type="float" office:value="8275000">
            <text:p>8,2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7" office:value-type="float" office:value="8700000">
            <text:p>8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table:style-name="ce27" office:value-type="float" office:value="668000">
            <text:p>668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table:style-name="ce27" office:value-type="float" office:value="514000">
            <text:p>51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7" office:value-type="float" office:value="5750000">
            <text:p>5,75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7" office:value-type="float" office:value="6700000">
            <text:p>6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7" office:value-type="float" office:value="9538000">
            <text:p>9,538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7" office:value-type="float" office:value="7500000">
            <text:p>7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office:value-type="float" office:value="514000">
            <text:p>514,000.00</text:p>
          </table:table-cell>
          <table:table-cell/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7" office:value-type="float" office:value="3225000">
            <text:p>3,22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table:style-name="ce27" office:value-type="float" office:value="2570000">
            <text:p>2,57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12">
            <text:p>5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Nash</text:p>
          </table:table-cell>
          <table:table-cell table:style-name="Default" office:value-type="float" office:value="7800000">
            <text:p>7800000</text:p>
          </table:table-cell>
          <table:table-cell/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5" office:value-type="string">
            <text:p>S Vatenen</text:p>
          </table:table-cell>
          <table:table-cell table:style-name="ce27"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7" office:value-type="float" office:value="1450000">
            <text:p>1,450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2990000">
            <text:p>62,990,000.00</text:p>
          </table:table-cell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6"/>
          <table:table-cell table:style-name="ce1"/>
          <table:table-cell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5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office:value-type="float" office:value="2570000">
            <text:p>2,57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/>
          <table:table-cell/>
          <table:table-cell table:style-name="ce27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7574000">
            <text:p>107,57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/>
          <table:table-cell table:style-name="Default"/>
          <table:table-cell table:number-columns-repeated="251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's Team" table:style-name="ta12" table:print="false">
        <office:forms form:automatic-focus="false" form:apply-design-mode="false"/>
        <table:table-column table:style-name="co35" table:default-cell-style-name="Default"/>
        <table:table-column table:style-name="co35" table:default-cell-style-name="ce1"/>
        <table:table-column table:style-name="co37" table:default-cell-style-name="ce1"/>
        <table:table-column table:style-name="co38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39" table:default-cell-style-name="ce1"/>
        <table:table-column table:style-name="co37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1016">
            <text:p>1016</text:p>
          </table:table-cell>
          <table:table-cell table:style-name="ce28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Graham's 3rd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7">
          <table:table-cell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Graham's 5th</text:p>
          </table:table-cell>
          <table:table-cell table:number-columns-repeated="246"/>
        </table:table-row>
        <table:table-row table:style-name="ro7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Sam's 2nd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2635">
            <text:p>26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Fabbri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2651">
            <text:p>2651</text:p>
          </table:table-cell>
          <table:table-cell office:value-type="string">
            <text:p>D</text:p>
          </table:table-cell>
          <table:table-cell office:value-type="string">
            <text:p>A Deangelo</text:p>
          </table:table-cell>
          <table:table-cell office:value-type="float" office:value="1081000">
            <text:p>1,081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0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28" office:value-type="float" office:value="2152">
            <text:p>2152</text:p>
          </table:table-cell>
          <table:table-cell table:style-name="ce28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51">
            <text:p>2651</text:p>
          </table:table-cell>
          <table:table-cell office:value-type="string">
            <text:p>D</text:p>
          </table:table-cell>
          <table:table-cell office:value-type="string">
            <text:p>A Deangelo</text:p>
          </table:table-cell>
          <table:table-cell office:value-type="float" office:value="1081000">
            <text:p>1,081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55824000">
            <text:p>55,82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99">
            <text:p>14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R McDonagh</text:p>
          </table:table-cell>
          <table:table-cell table:style-name="ce8" office:value-type="float" office:value="4700000">
            <text:p>4,7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8" office:value-type="float" office:value="2152">
            <text:p>2152</text:p>
          </table:table-cell>
          <table:table-cell table:style-name="ce28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6282000">
            <text:p>96,282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4">
            <text:p>14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8">
            <text:p>8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36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66">
            <text:p>1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7784000">
            <text:p>67,784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1855000">
            <text:p>111,855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13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40" table:default-cell-style-name="ce8"/>
        <table:table-column table:style-name="co2" table:default-cell-style-name="ce8"/>
        <table:table-column table:style-name="co2" table:default-cell-style-name="Default"/>
        <table:table-column table:style-name="co2" table:default-cell-style-name="ce6"/>
        <table:table-column table:style-name="co41" table:default-cell-style-name="ce6"/>
        <table:table-column table:style-name="co42" table:default-cell-style-name="ce8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3094">
            <text:p>3094</text:p>
          </table:table-cell>
          <table:table-cell office:value-type="string">
            <text:p>F</text:p>
          </table:table-cell>
          <table:table-cell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3094">
            <text:p>30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 table:style-name="ce27"/>
          <table:table-cell office:value-type="float" office:value="1406">
            <text:p>1406</text:p>
          </table:table-cell>
          <table:table-cell office:value-type="string">
            <text:p>F</text:p>
          </table:table-cell>
          <table:table-cell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table:style-name="ce27" office:value-type="float" office:value="1800000">
            <text:p>1,800,000.00</text:p>
          </table:table-cell>
          <table:table-cell/>
          <table:table-cell office:value-type="float" office:value="1348">
            <text:p>1348</text:p>
          </table:table-cell>
          <table:table-cell office:value-type="string">
            <text:p>F</text:p>
          </table:table-cell>
          <table:table-cell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974">
            <text:p>1974</text:p>
          </table:table-cell>
          <table:table-cell table:style-name="ce28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table:style-name="ce6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table:style-name="ce27" office:value-type="float" office:value="870000">
            <text:p>870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float" office:value="2271">
            <text:p>2271</text:p>
          </table:table-cell>
          <table:table-cell table:style-name="ce1" office:value-type="string">
            <text:p>D</text:p>
          </table:table-cell>
          <table:table-cell table:style-name="ce1" office:value-type="string">
            <text:p>J Trouba</text:p>
          </table:table-cell>
          <table:table-cell table:style-name="ce27" office:value-type="float" office:value="1828000">
            <text:p>1,82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style-name="ce28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1958">
            <text:p>1958</text:p>
          </table:table-cell>
          <table:table-cell table:style-name="ce1" office:value-type="string">
            <text:p>G</text:p>
          </table:table-cell>
          <table:table-cell table:style-name="ce1" office:value-type="string">
            <text:p>P Mrazek</text:p>
          </table:table-cell>
          <table:table-cell table:style-name="ce27" office:value-type="float" office:value="738000">
            <text:p>738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1"/>
          <table:table-cell table:style-name="ce28"/>
          <table:table-cell office:value-type="string">
            <text:p>Salary:</text:p>
          </table:table-cell>
          <table:table-cell table:formula="of:=SUM([.I1:.I15])" office:value-type="float" office:value="47249000">
            <text:p>47,249,000.00</text:p>
          </table:table-cell>
          <table:table-cell table:number-columns-repeated="249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/>
          <table:table-cell table:style-name="ce1"/>
          <table:table-cell table:style-name="ce28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office:value-type="float" office:value="6500000">
            <text:p>6,500,000.00</text:p>
          </table:table-cell>
          <table:table-cell table:style-name="ce27"/>
          <table:table-cell table:style-name="ce1"/>
          <table:table-cell table:style-name="ce28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99">
            <text:p>3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8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13">
            <text:p>261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Honka</text:p>
          </table:table-cell>
          <table:table-cell table:style-name="Default" office:value-type="float" office:value="1000000">
            <text:p>10000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766">
            <text:p>2766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Matheson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table:style-name="ce27" office:value-type="float" office:value="1828000">
            <text:p>1,82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6" office:value-type="string">
            <text:p>G</text:p>
          </table:table-cell>
          <table:table-cell table:style-name="ce6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table:style-name="ce27" office:value-type="float" office:value="738000">
            <text:p>738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7" table:formula="of:=SUM([.D1:.D22])" office:value-type="float" office:value="69030000">
            <text:p>69,030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7">
            <text:p>1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1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5" table:default-cell-style-name="ce1"/>
        <table:table-column table:style-name="co46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Graham's 2nd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6"/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 table:style-name="ce8"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9">
            <text:p>15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Koivu</text:p>
          </table:table-cell>
          <table:table-cell table:style-name="Default" office:value-type="float" office:value="6750000">
            <text:p>6750000</text:p>
          </table:table-cell>
          <table:table-cell/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12">
            <text:p>1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Kesler</text:p>
          </table:table-cell>
          <table:table-cell table:style-name="Default" office:value-type="float" office:value="6875000">
            <text:p>6875000</text:p>
          </table:table-cell>
          <table:table-cell/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3365000">
            <text:p>53,365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ener</text:p>
          </table:table-cell>
          <table:table-cell table:style-name="Default" office:value-type="float" office:value="4050000">
            <text:p>40500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599">
            <text:p>25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Darling</text:p>
          </table:table-cell>
          <table:table-cell table:style-name="Default" office:value-type="float" office:value="4150000">
            <text:p>41500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66">
            <text:p>1266</text:p>
          </table:table-cell>
          <table:table-cell office:value-type="string">
            <text:p>G</text:p>
          </table:table-cell>
          <table:table-cell office:value-type="string">
            <text:p>C Johnson</text:p>
          </table:table-cell>
          <table:table-cell office:value-type="float" office:value="1700000">
            <text:p>1,7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5440000">
            <text:p>95,440,000.00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6">
            <text:p>16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16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7" table:default-cell-style-name="ce1"/>
        <table:table-column table:style-name="co36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48" table:default-cell-style-name="ce27"/>
        <table:table-column table:style-name="co2" table:number-columns-repeated="3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ce1"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1711">
            <text:p>1711</text:p>
          </table:table-cell>
          <table:table-cell office:value-type="string">
            <text:p>F</text:p>
          </table:table-cell>
          <table:table-cell office:value-type="string">
            <text:p>Zucker</text:p>
          </table:table-cell>
          <table:table-cell office:value-type="float" office:value="2000000">
            <text:p>2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Evan's 1st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Evan's 3rd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ce1" office:value-type="string">
            <text:p>Matt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711">
            <text:p>1711</text:p>
          </table:table-cell>
          <table:table-cell office:value-type="string">
            <text:p>F</text:p>
          </table:table-cell>
          <table:table-cell office:value-type="string">
            <text:p>Zucker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Zaitsev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28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5034000">
            <text:p>55,034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D</text:p>
          </table:table-cell>
          <table:table-cell office:value-type="string">
            <text:p>M Vlasic</text:p>
          </table:table-cell>
          <table:table-cell office:value-type="float" office:value="4250000">
            <text:p>4,25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Z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95457000">
            <text:p>95,457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</table:table>
      <table:table table:name="Sam's Team" table:style-name="ta1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48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49" table:default-cell-style-name="ce1"/>
        <table:table-column table:style-name="co50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AndrewA's 2nd</text:p>
          </table:table-cell>
          <table:table-cell table:number-columns-repeated="245"/>
        </table:table-row>
        <table:table-row table:style-name="ro11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 table:number-columns-repeated="2"/>
          <table:table-cell table:style-name="Default" office:value-type="float" office:value="2017">
            <text:p>2017</text:p>
          </table:table-cell>
          <table:table-cell table:style-name="Default" office:value-type="string">
            <text:p>Tylers 1<text:span text:style-name="T1">st</text:span></text:p>
          </table:table-cell>
          <table:table-cell table:number-columns-repeated="245"/>
        </table:table-row>
        <table:table-row table:style-name="ro7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table:style-name="ce27" office:value-type="float" office:value="6000000">
            <text:p>6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5"/>
        </table:table-row>
        <table:table-row table:style-name="ro1">
          <table:table-cell office:value-type="float" office:value="1416">
            <text:p>1416</text:p>
          </table:table-cell>
          <table:table-cell office:value-type="string">
            <text:p>F</text:p>
          </table:table-cell>
          <table:table-cell office:value-type="string">
            <text:p>N Niederreiter</text:p>
          </table:table-cell>
          <table:table-cell office:value-type="float" office:value="2667000">
            <text:p>2,667,000.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table:style-name="ce27" office:value-type="float" office:value="6875000">
            <text:p>6,875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AndrewA's 3rd</text:p>
          </table:table-cell>
          <table:table-cell table:number-columns-repeated="245"/>
        </table:table-row>
        <table:table-row table:style-name="ro1">
          <table:table-cell office:value-type="float" office:value="1407">
            <text:p>1407</text:p>
          </table:table-cell>
          <table:table-cell office:value-type="string">
            <text:p>F</text:p>
          </table:table-cell>
          <table:table-cell office:value-type="string">
            <text:p>M Johansson</text:p>
          </table:table-cell>
          <table:table-cell office:value-type="float" office:value="4583000">
            <text:p>4,583,000.00</text:p>
          </table:table-cell>
          <table:table-cell/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7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/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/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7" office:value-type="float" office:value="378000">
            <text:p>37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60137000">
            <text:p>60,13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5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4])" office:value-type="float" office:value="87472000">
            <text:p>87,472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3">
            <text:p>13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3">
          <table:table-cell/>
          <table:table-cell table:style-name="Default" table:number-columns-repeated="3"/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4" table:print="false">
        <office:forms form:automatic-focus="false" form:apply-design-mode="false"/>
        <table:table-column table:style-name="co21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1" table:number-columns-repeated="3" table:default-cell-style-name="Default"/>
        <table:table-column table:style-name="co17" table:default-cell-style-name="Default"/>
        <table:table-column table:style-name="co44" table:default-cell-style-name="Default"/>
        <table:table-column table:style-name="co21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 table:number-columns-repeated="5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">
            <text:p>874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Sam's 4th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1086">
            <text:p>1086</text:p>
          </table:table-cell>
          <table:table-cell office:value-type="string">
            <text:p>F</text:p>
          </table:table-cell>
          <table:table-cell office:value-type="string">
            <text:p>M Boedker</text:p>
          </table:table-cell>
          <table:table-cell office:value-type="float" office:value="4000000">
            <text:p>400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5"/>
        </table:table-row>
        <table:table-row table:style-name="ro8"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5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5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386">
            <text:p>38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7" office:value-type="float" office:value="4250000">
            <text:p>4,25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7900000">
            <text:p>47,900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27" office:value-type="float" office:value="6083000">
            <text:p>6,083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10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7" office:value-type="float" office:value="5250000">
            <text:p>5,250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4])" office:value-type="float" office:value="92212000">
            <text:p>92,212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8">
            <text:p>8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4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2017-09-28</text:date>, <text:time>20:4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7-09-28T20:40:28</dc:date>
    <meta:editing-duration>P328DT9H8M26S</meta:editing-duration>
    <meta:editing-cycles>642</meta:editing-cycles>
    <dc:creator>Ben Miller</dc:creator>
    <meta:document-statistic meta:table-count="11" meta:cell-count="2539" meta:object-count="0"/>
    <meta:user-defined meta:name=""/>
  </office:meta>
</office:document-meta>
</file>